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 style:list-style-name="L1">
      <style:text-properties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ehbuch Interne Abnahme</text:p>
      <text:p text:style-name="P2"/>
      <text:list xml:id="list935475401164690702" text:style-name="L1">
        <text:list-item>
          <text:p text:style-name="P3">Präsentation des Ergebnisses (10 min) – Jonas</text:p>
          <text:p text:style-name="P3">a) Zielsetzung</text:p>
          <text:p text:style-name="P3">- Motivation (Aufhänger Wahl USA) 1</text:p>
          <text:p text:style-name="P3">- Abstrakte Beschreibung des Produkts und der wesentlichen Bestandteile 2</text:p>
          <text:p text:style-name="P3">- Erklärung CBMC 3</text:p>
          <text:p text:style-name="P3">b) Vergleich mit dem Pflichtenheft</text:p>
          <text:p text:style-name="P3">- Übergang von 1. mit Umsetzung der Zielsetzung in BEAST als Ganzes</text:p>
          <text:p text:style-name="P3">- Vorstellung der einzelnen Fenster</text:p>
          <text:p text:style-name="P3">- Jeweils Erklärung zu weggelassenen Muss- und Soll-Kriterien</text:p>
          <text:p text:style-name="P3">- Vorstellung zusätzlicher Features</text:p>
          <text:p text:style-name="P3">- Entwicklung der GUI vom Pflichtenheft zum Endprodukt</text:p>
          <text:p text:style-name="P3">c) Daten und Statistiken zum Endprodukt</text:p>
          <text:p text:style-name="P3">- Profiling des Endprodukts</text:p>
          <text:p text:style-name="P3">- Umfang des Programms (Zeilen Code, Anzahl Commits, Anzahl Tests)</text:p>
          <text:p text:style-name="P3">- Testüberdeckung</text:p>
        </text:list-item>
        <text:list-item>
          <text:p text:style-name="P3">Phasenbesprechung (3-5 min) – ?</text:p>
          <text:p text:style-name="P3">- Kurze Zusammenfassung</text:p>
          <text:p text:style-name="P3">- Was lief gut?</text:p>
          <text:p text:style-name="P3">- Schwierigkeiten</text:p>
          <text:p text:style-name="P3">- Lerneffekt (z.B. Wasserfallmodell)</text:p>
          <text:p text:style-name="P3">- Änderungen</text:p>
          <text:p text:style-name="P3">- Verwendete Tools:</text:p>
          <text:list>
            <text:list-header>
              <text:p text:style-name="P3">- IDEs: Eclipse, IntelliJ, NetBeans (Vor-/Nachteile)</text:p>
              <text:p text:style-name="P3">- Testen mit JUnit, EclEmma</text:p>
              <text:p text:style-name="P3">- Visualisierung mit Umlet, Latex, VisualVM</text:p>
              <text:p text:style-name="P3">- Versionskontrolle mit GitHub</text:p>
              <text:p text:style-name="P3">- Evtl Alternativen und warum man sich gegen sie entschieden hat</text:p>
            </text:list-header>
          </text:list>
        </text:list-item>
        <text:list-item>
          <text:p text:style-name="P3">Demonstration anhand eines Beispiels aus der Realität (10 min) – Jonas</text:p>
          <text:p text:style-name="P3">- Wahlverfahren: Vereinfachte Variante der US-Wahl</text:p>
          <text:p text:style-name="P3">- Fragestellung: Wie konnte Donald Trump mit weniger Stimmen gewinnen?</text:p>
          <text:p text:style-name="P3">- Vorführung eines realitätsnahen Szenarios von Installation und Start des Programms über Erstellen/Laden eines Wahlverfahrens und einer Eigenschaft bis zur Analyse und der Präsentation des Gegenbeispiels</text:p>
        </text:list-item>
        <text:list-item>
          <text:p text:style-name="P3">Fragen – al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nas Wohnig</meta:initial-creator>
    <meta:creation-date>2017-03-26T23:11:49.47</meta:creation-date>
    <dc:date>2017-03-29T14:26:54.41</dc:date>
    <dc:creator>Jonas Wohnig</dc:creator>
    <meta:editing-duration>PT1H23M48S</meta:editing-duration>
    <meta:editing-cycles>5</meta:editing-cycles>
    <meta:generator>OpenOffice/4.1.1$Win32 OpenOffice.org_project/411m6$Build-9775</meta:generator>
    <meta:document-statistic meta:table-count="0" meta:image-count="0" meta:object-count="0" meta:page-count="1" meta:paragraph-count="33" meta:word-count="211" meta:character-count="1428"/>
  </office:meta>
</office:document-meta>
</file>